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783cm" fo:min-width="7.882cm"/>
    </style:style>
    <style:style style:name="gr2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66cm" fo:min-width="7.882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93cm" fo:min-width="7.88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7.1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204cm"/>
      <style:paragraph-properties style:writing-mode="lr-tb"/>
    </style:style>
    <style:style style:name="gr7" style:family="graphic" style:parent-style-name="standard">
      <style:graphic-properties svg:stroke-color="#3465a4" draw:fill-color="#ffffff" draw:textarea-horizontal-align="justify" draw:textarea-vertical-align="middle" draw:auto-grow-height="false" fo:min-height="0.766cm" fo:min-width="7.882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7.882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4.195cm" fo:min-width="7.882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47cm" fo:min-width="7.87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10.033cm" svg:x="6.207cm" svg:y="16.11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4cm" svg:y1="26.146cm" svg:x2="5.953cm" svg:y2="26.146cm">
          <text:p text:style-name="P3"/>
        </draw:line>
        <draw:custom-shape draw:style-name="gr3" draw:text-style-name="P1" draw:layer="layout" svg:width="8.382cm" svg:height="1.016cm" svg:x="6.207cm" svg:y="15.097cm">
          <text:p text:style-name="P3">popq %ra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382cm" svg:height="1.143cm" svg:x="6.207cm" svg:y="13.954cm">
          <text:p text:style-name="P3">cooki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382cm" svg:height="1.016cm" svg:x="6.207cm" svg:y="12.938cm">
          <text:p text:style-name="P3">movq %rax, %rdi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556cm" svg:height="7.366cm" svg:x="8.874cm" svg:y="19.542cm">
          <draw:text-box>
            <text:p>40bytes</text:p>
          </draw:text-box>
        </draw:frame>
        <draw:frame draw:style-name="gr6" draw:text-style-name="P4" draw:layer="layout" svg:width="2.286cm" svg:height="0.962cm" svg:x="2.397cm" svg:y="25.565cm">
          <draw:text-box>
            <text:p>rsp</text:p>
          </draw:text-box>
        </draw:frame>
      </draw:page>
      <draw:page draw:name="page2" draw:style-name="dp1" draw:master-page-name="Default">
        <draw:custom-shape draw:style-name="gr1" draw:text-style-name="P1" draw:layer="layout" svg:width="8.382cm" svg:height="10.033cm" svg:x="11.541cm" svg:y="30.97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127cm" svg:y1="29.956cm" svg:x2="11.54cm" svg:y2="29.956cm">
          <text:p/>
        </draw:line>
        <draw:custom-shape draw:style-name="gr7" draw:text-style-name="P1" draw:layer="layout" svg:width="8.382cm" svg:height="1.016cm" svg:x="11.54cm" svg:y="29.956cm">
          <text:p text:style-name="P3">Mov %rsp , %rax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382cm" svg:height="1.143cm" svg:x="11.541cm" svg:y="28.813cm">
          <text:p text:style-name="P3">Addb,$0x37,%al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382cm" svg:height="1.016cm" svg:x="11.541cm" svg:y="27.797cm">
          <text:p text:style-name="P3">Movq %rax,%rdi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556cm" svg:height="7.366cm" svg:x="14.208cm" svg:y="34.401cm">
          <draw:text-box>
            <text:p>40bytes</text:p>
          </draw:text-box>
        </draw:frame>
        <draw:frame draw:style-name="gr6" draw:text-style-name="P4" draw:layer="layout" svg:width="2.286cm" svg:height="0.962cm" svg:x="7.984cm" svg:y="29.575cm">
          <draw:text-box>
            <text:p>rsp</text:p>
          </draw:text-box>
        </draw:frame>
        <draw:custom-shape draw:style-name="gr9" draw:text-style-name="P1" draw:layer="layout" svg:width="8.382cm" svg:height="4.445cm" svg:x="11.54cm" svg:y="22.209cm">
          <text:p text:style-name="P3">40byt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371cm" svg:height="1.397cm" draw:transform="rotate (0.00785398163397448) translate (11.54cm 20.878cm)">
          <text:p text:style-name="P3">cooki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382cm" svg:height="1.143cm" svg:x="11.54cm" svg:y="26.654cm">
          <text:p text:style-name="P3">Touch3(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6:15:07.682692488</meta:creation-date>
    <dc:date>2021-08-16T17:37:00.829551976</dc:date>
    <meta:editing-duration>PT30M29S</meta:editing-duration>
    <meta:editing-cycles>4</meta:editing-cycles>
    <meta:generator>LibreOffice/6.4.7.2$Linux_X86_64 LibreOffice_project/40$Build-2</meta:generator>
    <meta:document-statistic meta:object-count="17"/>
  </office:meta>
</office:document-meta>
</file>